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7cm" fo:margin-left="0cm" fo:margin-right="-0.007cm" table:align="margins" style:shadow="none" style:may-break-between-rows="false" style:writing-mode="lr-tb"/>
    </style:style>
    <style:style style:name="Table3.A" style:family="table-column">
      <style:table-column-properties style:column-width="13.935cm" style:rel-column-width="51341*"/>
    </style:style>
    <style:style style:name="Table3.B" style:family="table-column">
      <style:table-column-properties style:column-width="2.141cm" style:rel-column-width="7889*"/>
    </style:style>
    <style:style style:name="Table3.C" style:family="table-column">
      <style:table-column-properties style:column-width="1.711cm" style:rel-column-width="6305*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3.C7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" style:family="paragraph" style:parent-style-name="Standard">
      <style:paragraph-properties fo:margin-left="1.27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P8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5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P16" style:family="paragraph" style:parent-style-name="Standard">
      <style:paragraph-properties fo:margin-left="1.27cm" fo:margin-right="0cm" fo:margin-top="0cm" fo:margin-bottom="0.381cm" loext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officeooo:paragraph-rsid="001104e5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04578b"/>
    </style:style>
    <style:style style:name="P18" style:family="paragraph" style:parent-style-name="Standard">
      <style:text-properties officeooo:paragraph-rsid="000c6b41"/>
    </style:style>
    <style:style style:name="P19" style:family="paragraph" style:parent-style-name="Standard">
      <style:text-properties officeooo:rsid="000c6b41" officeooo:paragraph-rsid="000c6b41"/>
    </style:style>
    <style:style style:name="P20" style:family="paragraph" style:parent-style-name="Standard">
      <loext:graphic-properties draw:fill="none"/>
      <style:paragraph-properties fo:margin-left="1.401cm" fo:margin-right="0cm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2.54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21" style:family="paragraph" style:parent-style-name="Table_20_Contents">
      <style:paragraph-properties fo:text-align="end" style:justify-single-word="false"/>
      <style:text-properties fo:font-size="12pt" fo:font-style="normal" fo:font-weight="normal" officeooo:paragraph-rsid="001104e5" fo:background-color="transparent" style:font-size-asian="12pt" style:font-size-complex="12pt"/>
    </style:style>
    <style:style style:name="T1" style:family="text">
      <style:text-properties fo:font-size="12pt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4578b"/>
    </style:style>
    <style:style style:name="T4" style:family="text">
      <style:text-properties officeooo:rsid="00052009"/>
    </style:style>
    <style:style style:name="T5" style:family="text">
      <style:text-properties officeooo:rsid="00069002"/>
    </style:style>
    <style:style style:name="T6" style:family="text">
      <style:text-properties officeooo:rsid="0007949d"/>
    </style:style>
    <style:style style:name="T7" style:family="text">
      <style:text-properties officeooo:rsid="00092684"/>
    </style:style>
    <style:style style:name="T8" style:family="text">
      <style:text-properties officeooo:rsid="000ae905"/>
    </style:style>
    <style:style style:name="T9" style:family="text">
      <style:text-properties officeooo:rsid="000c6b41"/>
    </style:style>
    <style:style style:name="T10" style:family="text">
      <style:text-properties officeooo:rsid="000c8caf"/>
    </style:style>
    <style:style style:name="T11" style:family="text">
      <style:text-properties officeooo:rsid="000d8f5b"/>
    </style:style>
    <style:style style:name="T12" style:family="text">
      <style:text-properties officeooo:rsid="000e5d53"/>
    </style:style>
    <style:style style:name="T13" style:family="text">
      <style:text-properties officeooo:rsid="00103aff"/>
    </style:style>
    <style:style style:name="T14" style:family="text">
      <style:text-properties officeooo:rsid="00110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Invoice [<text:span text:style-name="T3">kimai</text:span>.invoiceI<text:span text:style-name="T3">d</text:span>]</text:p>
            <text:p text:style-name="P20">Due: [<text:span text:style-name="T3">kimai</text:span>.dueDate;frm='yyyy-mm-dd']</text:p>
            <text:p text:style-name="P16">Total Due: <text:span text:style-name="T11">[kimai.amount;frm='0.00'] [kimai.currencySign]</text:span></text:p>
          </table:table-cell>
          <table:table-cell table:style-name="Table2.A1" office:value-type="string">
            <text:p text:style-name="P12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7"><text:span text:style-name="T2"><text:tab/></text:span>[<text:span text:style-name="T3">kimai</text:span>.<text:span text:style-name="T6">invoiceDate</text:span>;frm='yyyy-mm-dd']</text:p>
      <text:p text:style-name="P5"><text:tab/>your name</text:p>
      <text:p text:style-name="P5"><text:tab/>your company</text:p>
      <text:p text:style-name="P5"><text:tab/>your address</text:p>
      <text:p text:style-name="P5"><text:tab/>your address</text:p>
      <text:p text:style-name="P5">[<text:span text:style-name="T3">kimai</text:span>.customerContact]</text:p>
      <text:p text:style-name="Standard">[<text:span text:style-name="T3">kimai</text:span>.companyName]</text:p>
      <text:p text:style-name="P17">[<text:span text:style-name="T3">kimai</text:span>.customerStreet]</text:p>
      <text:p text:style-name="P18"><text:span text:style-name="T9">[kimai.customerCity] [kimai.customerZip]</text:span></text:p>
      <text:p text:style-name="P19">[kimai.customerCountry]</text:p>
      <text:p text:style-name="P17">Phone: [<text:span text:style-name="T3">kimai</text:span>.customerPhone]</text:p>
      <text:p text:style-name="P17">Email: [<text:span text:style-name="T3">kimai</text:span>.customerEmail]</text:p>
      <text:p text:style-name="Standard"/>
      <text:p text:style-name="Standard">Re: <text:tab/>Invoice Number: [<text:span text:style-name="T3">kimai</text:span>.invoiceI<text:span text:style-name="T3">d</text:span>]</text:p>
      <text:p text:style-name="Standard"/>
      <text:p text:style-name="P1">The following invoice is for services performed from [<text:span text:style-name="T3">kimai</text:span>.beginDate;frm='yyyy-mm-dd'] through [<text:span text:style-name="T3">kimai</text:span>.endDate;frm='yyyy-mm-dd']. </text:p>
      <text:p text:style-name="P4">[<text:span text:style-name="T7">pos</text:span>.project<text:span text:style-name="T10">Name</text:span>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>
            <table:table-cell table:style-name="Table3.A1" office:value-type="string">
              <text:p text:style-name="P13">Description</text:p>
            </table:table-cell>
            <table:table-cell table:style-name="Table3.A1" office:value-type="string">
              <text:p text:style-name="P13">Hours</text:p>
            </table:table-cell>
            <table:table-cell table:style-name="Table3.C1" office:value-type="string">
              <text:p text:style-name="P13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9">[<text:span text:style-name="T3">pos</text:span>;block=table:table-row;nodata] empty order</text:p>
          </table:table-cell>
          <table:covered-table-cell/>
          <table:covered-table-cell/>
        </table:table-row>
        <table:table-row>
          <table:table-cell table:style-name="Table3.A4" office:value-type="string">
            <text:p text:style-name="P8">[<text:span text:style-name="T3">pos</text:span>.desc][<text:span text:style-name="T3">pos</text:span>;block=table:table-row; when [<text:span text:style-name="T3">pos</text:span>.type] = expense]</text:p>
          </table:table-cell>
          <table:table-cell table:style-name="Table3.B4" office:value-type="string">
            <text:p text:style-name="P12">[<text:span text:style-name="T3">pos</text:span>.multiplier; frm='0.00']<text:span text:style-name="T1">x</text:span></text:p>
          </table:table-cell>
          <table:table-cell table:style-name="Table3.C4" office:value-type="string">
            <text:p text:style-name="P10">[<text:span text:style-name="T3">pos</text:span>.amount;frm='0.00'][<text:span text:style-name="T3">kimai</text:span>.currencySign]</text:p>
          </table:table-cell>
        </table:table-row>
        <table:table-row>
          <table:table-cell table:style-name="Table3.A4" office:value-type="string">
            <text:p text:style-name="P8">[<text:span text:style-name="T3">pos</text:span>.desc][<text:span text:style-name="T3">pos</text:span>;block=table:table-row; when [<text:span text:style-name="T3">pos</text:span>.type] = timeSheet]</text:p>
          </table:table-cell>
          <table:table-cell table:style-name="Table3.B4" office:value-type="string">
            <text:p text:style-name="P9">[<text:span text:style-name="T3">pos</text:span>.hour; frm='0.00'] h</text:p>
          </table:table-cell>
          <table:table-cell table:style-name="Table3.C4" office:value-type="string">
            <text:p text:style-name="P10">[<text:span text:style-name="T3">pos</text:span>.amount;frm='0.00'][<text:span text:style-name="T3">kimai</text:span>.currencySign]</text:p>
          </table:table-cell>
        </table:table-row>
        <table:table-row>
          <table:table-cell table:style-name="Table3.A5" office:value-type="string">
            <text:p text:style-name="P8">[<text:span text:style-name="T3">pos</text:span>.desc][<text:span text:style-name="T3">pos</text:span>;block=table:table-row; when [<text:span text:style-name="T3">pos</text:span>.type] = expense]</text:p>
          </table:table-cell>
          <table:table-cell table:style-name="Table3.A5" office:value-type="string">
            <text:p text:style-name="P12">[<text:span text:style-name="T3">pos</text:span>.multiplier; frm='0.00']<text:span text:style-name="T1">x</text:span></text:p>
          </table:table-cell>
          <table:table-cell table:style-name="Table3.C5" office:value-type="string">
            <text:p text:style-name="P21">[<text:span text:style-name="T3">pos</text:span>.amount;frm='0.00']<text:span text:style-name="T14">[kimai.currencySign]</text:span></text:p>
          </table:table-cell>
        </table:table-row>
        <table:table-row>
          <table:table-cell table:style-name="Table3.A5" office:value-type="string">
            <text:p text:style-name="P8">[<text:span text:style-name="T3">pos</text:span>.desc][<text:span text:style-name="T3">pos</text:span>;block=table:table-row; when [<text:span text:style-name="T3">pos</text:span>.type] = timeSheet]</text:p>
          </table:table-cell>
          <table:table-cell table:style-name="Table3.A5" office:value-type="string">
            <text:p text:style-name="P9">[<text:span text:style-name="T3">pos</text:span>.hour; frm='0.00'] h</text:p>
          </table:table-cell>
          <table:table-cell table:style-name="Table3.C5" office:value-type="string">
            <text:p text:style-name="P10">[<text:span text:style-name="T3">pos</text:span>.amount;frm='0.00'][<text:span text:style-name="T3">kimai</text:span>.currencySign]</text:p>
          </table:table-cell>
        </table:table-row>
        <table:table-row>
          <table:table-cell table:style-name="Table3.A7" office:value-type="string">
            <text:p text:style-name="P9"/>
          </table:table-cell>
          <table:table-cell table:style-name="Table3.B7" office:value-type="string">
            <text:p text:style-name="P11">Total</text:p>
          </table:table-cell>
          <table:table-cell table:style-name="Table3.C7" office:value-type="string">
            <text:p text:style-name="P11">[<text:span text:style-name="T12">kimai</text:span>.<text:span text:style-name="T13">amount</text:span>;frm='0.00'][<text:span text:style-name="T3">kimai</text:span>.currencySign]</text:p>
          </table:table-cell>
        </table:table-row>
      </table:table>
      <text:p text:style-name="P2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lease Send Payment To:</text:p>
            <text:p text:style-name="P6"><text:s text:c="4"/>Your Address</text:p>
          </table:table-cell>
          <table:table-cell table:style-name="Table1.A1" office:value-type="string">
            <text:p text:style-name="P6">Other Info</text:p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loext:graphic-properties draw:fill="none" draw:fill-color="#99ccff"/>
      <style:paragraph-properties fo:margin-left="-1.016cm" fo:margin-right="0cm" fo:margin-top="0.254cm" fo:margin-bottom="0.254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loext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8-02-12T15:58:34.358613909</dc:date>
    <meta:print-date>2009-08-20T16:46:00</meta:print-date>
    <meta:editing-cycles>93</meta:editing-cycles>
    <meta:editing-duration>P1DT12H18M54S</meta:editing-duration>
    <meta:generator>LibreOffice/5.2.7.2$Linux_X86_64 LibreOffice_project/20m0$Build-2</meta:generator>
    <meta:document-statistic meta:table-count="3" meta:image-count="0" meta:object-count="0" meta:page-count="2" meta:paragraph-count="41" meta:word-count="102" meta:character-count="1328" meta:non-whitespace-character-count="1256"/>
  </office:meta>
</office:document-meta>
</file>